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9154in"/>
    </style:style>
    <style:style style:name="co10" style:family="table-column">
      <style:table-column-properties fo:break-before="auto" style:column-width="2.5102in"/>
    </style:style>
    <style:style style:name="co11" style:family="table-column">
      <style:table-column-properties fo:break-before="auto" style:column-width="0.470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8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0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order="none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0008in solid #000000" fo:border-top="none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0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2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0"/>
        <table:table-column table:style-name="co10" table:default-cell-style-name="ce44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2"/>
          <table:table-cell/>
          <table:table-cell table:style-name="ce24"/>
          <table:table-cell table:style-name="ce30" office:value-type="string">
            <text:p>Max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3" office:value-type="string">
            <text:p>Clustering</text:p>
            <text:p>Model</text:p>
          </table:table-cell>
          <table:table-cell table:style-name="ce18" office:value-type="string">
            <text:p>ECB+</text:p>
            <text:p>Dev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HDDCRP</text:p>
            <text:p>Test</text:p>
          </table:table-cell>
          <table:table-cell table:style-name="ce38" office:value-type="string">
            <text:p>optimal</text:p>
            <text:p>dev α; feature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0">
            <text:p>CCNN</text:p>
          </table:table-cell>
          <table:table-cell table:style-name="ce4" office:value-type="string" table:number-columns-spanned="1" table:number-rows-spanned="10">
            <text:p>1 model</text:p>
          </table:table-cell>
          <table:table-cell table:style-name="ce8" office:value-type="string" table:number-columns-spanned="1" table:number-rows-spanned="2">
            <text:p>all at once</text:p>
          </table:table-cell>
          <table:table-cell office:value-type="string">
            <text:p>AGG</text:p>
          </table:table-cell>
          <table:table-cell table:style-name="ce19" office:value-type="float" office:value="75.8">
            <text:p>75.8</text:p>
          </table:table-cell>
          <table:table-cell table:number-columns-repeated="2" table:style-name="ce25" office:value-type="float" office:value="71.1">
            <text:p>71.1</text:p>
          </table:table-cell>
          <table:table-cell table:style-name="ce33" office:value-type="float" office:value="58.3">
            <text:p>58.3</text:p>
          </table:table-cell>
          <table:table-cell table:style-name="ce39" office:value-type="string">
            <text:p>0.5; 2,4</text:p>
          </table:table-cell>
          <table:table-cell table:style-name="ce43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FFNN1F</text:p>
          </table:table-cell>
          <table:table-cell table:style-name="ce20" office:value-type="float" office:value="70.8">
            <text:p>70.8</text:p>
          </table:table-cell>
          <table:table-cell table:style-name="ce26" office:value-type="float" office:value="70.8">
            <text:p>70.8</text:p>
          </table:table-cell>
          <table:table-cell table:style-name="ce26"/>
          <table:table-cell table:style-name="ce32" office:value-type="float" office:value="56.07">
            <text:p>56.07</text:p>
          </table:table-cell>
          <table:table-cell/>
          <table:table-cell table:style-name="ce43" office:value-type="string">
            <text:p>input = training on all pairs; find alpha</text:p>
          </table:table-cell>
          <table:table-cell table:style-name="ce17" office:value-type="float" office:value="440">
            <text:p>440</text:p>
          </table:table-cell>
        </table:table-row>
        <table:table-row table:style-name="ro1">
          <table:table-cell/>
          <table:covered-table-cell table:number-columns-repeated="2"/>
          <table:table-cell table:style-name="ce8" office:value-type="string" table:number-columns-spanned="1" table:number-rows-spanned="4">
            <text:p>WD → CD</text:p>
            <text:p>(2-stage)</text:p>
          </table:table-cell>
          <table:table-cell office:value-type="string">
            <text:p>AGGDIS</text:p>
          </table:table-cell>
          <table:table-cell table:style-name="ce19" office:value-type="string">
            <text:p>-</text:p>
          </table:table-cell>
          <table:table-cell table:number-columns-repeated="2" table:style-name="ce27" office:value-type="float" office:value="72.5">
            <text:p>72.5</text:p>
          </table:table-cell>
          <table:table-cell table:style-name="ce34"/>
          <table:table-cell table:style-name="ce41" office:value-type="string">
            <text:p>0.4; 0.7; 2</text:p>
          </table:table-cell>
          <table:table-cell table:style-name="ce43" office:value-type="string">
            <text:p>input = training on all pairs; flag for WD/CD; find alpha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AGGALL</text:p>
          </table:table-cell>
          <table:table-cell table:style-name="ce21" office:value-type="string">
            <text:p>-</text:p>
          </table:table-cell>
          <table:table-cell table:number-columns-repeated="2" table:style-name="ce28" office:value-type="float" office:value="72.7">
            <text:p>72.7</text:p>
          </table:table-cell>
          <table:table-cell table:style-name="ce34"/>
          <table:table-cell table:style-name="ce39" office:value-type="string">
            <text:p>0.475; 0.6; 2</text:p>
          </table:table-cell>
          <table:table-cell table:number-columns-repeated="2"/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DIS</text:p>
          </table:table-cell>
          <table:table-cell table:style-name="ce21" office:value-type="string">
            <text:p>-</text:p>
          </table:table-cell>
          <table:table-cell table:number-columns-repeated="3" table:style-name="ce29" office:value-type="string">
            <text:p>-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ALL</text:p>
          </table:table-cell>
          <table:table-cell table:style-name="ce6" table:number-columns-repeated="3"/>
          <table:table-cell table:style-name="ce35"/>
          <table:table-cell table:number-columns-repeated="3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1"/>
          <table:table-cell table:style-name="ce22"/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2"/>
          <table:table-cell table:style-name="ce23"/>
          <table:table-cell table:number-columns-repeated="3"/>
        </table:table-row>
        <table:table-row table:style-name="ro3">
          <table:table-cell/>
          <table:covered-table-cell/>
          <table:covered-table-cell table:style-name="Default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1"/>
          <table:table-cell table:style-name="ce22"/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2"/>
          <table:table-cell table:style-name="ce23"/>
          <table:table-cell table:style-name="ce4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 office:value-type="string" table:number-columns-spanned="7" table:number-rows-spanned="1">
            <text:p>Cross-Document Results</text:p>
          </table:table-cell>
          <table:covered-table-cell table:number-columns-repeated="5" table:style-name="ce16"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1"/>
          <table:table-cell table:style-name="ce17" office:value-type="string">
            <text:p>running</text:p>
          </table:table-cell>
          <table:table-cell table:style-name="ce16" table:number-columns-repeated="3"/>
          <table:table-cell table:style-name="ce36" office:value-type="float" office:value="58.7">
            <text:p>58.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17" office:value-type="string">
            <text:p>waiting to run</text:p>
          </table:table-cell>
          <table:table-cell table:style-name="ce16" table:number-columns-repeated="3"/>
          <table:table-cell table:style-name="ce37" office:value-type="string">
            <text:p>HDDCRP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2/15/2018</text:date>, <text:time>07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5T07:25:10</dc:date>
    <meta:editing-duration>P8DT12H40M10S</meta:editing-duration>
    <meta:editing-cycles>90</meta:editing-cycles>
    <meta:document-statistic meta:table-count="3" meta:cell-count="53" meta:object-count="0"/>
  </office:meta>
</office:document-meta>
</file>